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T3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P9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0" style:parent-style-name="Standard" style:family="paragraph">
      <style:paragraph-properties fo:text-align="justify"/>
    </style:style>
    <style:style style:name="T1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/>
    </style:style>
    <style:style style:name="T1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4" style:parent-style-name="ListParagraph" style:family="paragraph">
      <style:text-properties fo:font-size="14pt" style:font-size-asian="14pt" style:font-size-complex="14pt"/>
    </style:style>
    <style:style style:name="P25" style:parent-style-name="ListParagraph" style:family="paragraph">
      <style:text-properties fo:font-size="14pt" style:font-size-asian="14pt" style:font-size-complex="14pt"/>
    </style:style>
    <style:style style:name="P26" style:parent-style-name="ListParagraph" style:family="paragraph">
      <style:paragraph-properties fo:margin-left="1in">
        <style:tab-stops/>
      </style:paragraph-properties>
      <style:text-properties fo:font-size="14pt" style:font-size-asian="14pt" style:font-size-complex="14pt"/>
    </style:style>
    <style:style style:name="TableColumn28" style:family="table-column">
      <style:table-column-properties style:column-width="6.918in"/>
    </style:style>
    <style:style style:name="Table27" style:family="table">
      <style:table-properties style:width="6.918in" fo:margin-left="-0.0034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HTMLPreformatted" style:family="paragraph">
      <style:paragraph-properties fo:background-color="#2B2B2B"/>
    </style:style>
    <style:style style:name="T32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33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34" style:parent-style-name="DefaultParagraphFont" style:family="text">
      <style:text-properties style:font-name="Menlo" style:font-name-complex="Menlo" fo:color="#6A8759" fo:font-size="9pt" style:font-size-asian="9pt" style:font-size-complex="9pt"/>
    </style:style>
    <style:style style:name="T35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36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37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38" style:parent-style-name="DefaultParagraphFont" style:family="text">
      <style:text-properties style:font-name="Menlo" style:font-name-complex="Menlo" fo:color="#6A8759" fo:font-size="9pt" style:font-size-asian="9pt" style:font-size-complex="9pt"/>
    </style:style>
    <style:style style:name="T39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40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41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42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43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44" style:parent-style-name="DefaultParagraphFont" style:family="text">
      <style:text-properties style:font-name="Menlo" style:font-name-complex="Menlo" fo:color="#6A8759" fo:font-size="9pt" style:font-size-asian="9pt" style:font-size-complex="9pt"/>
    </style:style>
    <style:style style:name="T45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46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47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48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49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0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1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2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3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4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5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6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7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8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59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0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1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2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3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4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5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6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7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8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69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0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1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2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3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4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5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6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7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8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79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80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81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82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T83" style:parent-style-name="DefaultParagraphFont" style:family="text">
      <style:text-properties style:font-name="Menlo" style:font-name-complex="Menlo" fo:color="#A9B7C6" fo:font-size="9pt" style:font-size-asian="9pt" style:font-size-complex="9pt"/>
    </style:style>
    <style:style style:name="P84" style:parent-style-name="Normal" style:family="paragraph">
      <style:text-properties fo:font-size="14pt" style:font-size-asian="14pt" style:font-size-complex="14pt"/>
    </style:style>
    <style:style style:name="P85" style:parent-style-name="ListParagraph" style:family="paragraph">
      <style:text-properties fo:font-size="14pt" style:font-size-asian="14pt" style:font-size-complex="14pt"/>
    </style:style>
    <style:style style:name="P86" style:parent-style-name="ListParagraph" style:family="paragraph">
      <style:text-properties fo:font-size="14pt" style:font-size-asian="14pt" style:font-size-complex="14pt"/>
    </style:style>
    <style:style style:name="P87" style:parent-style-name="Normal" style:family="paragraph">
      <style:text-properties fo:font-size="14pt" style:font-size-asian="14pt" style:font-size-complex="14pt"/>
    </style:style>
    <style:style style:name="TableColumn89" style:family="table-column">
      <style:table-column-properties style:column-width="6.918in"/>
    </style:style>
    <style:style style:name="Table88" style:family="table">
      <style:table-properties style:width="6.918in" fo:margin-left="0in" table:align="left"/>
    </style:style>
    <style:style style:name="TableRow90" style:family="table-row">
      <style:table-row-properties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HTMLPreformatted" style:family="paragraph">
      <style:paragraph-properties fo:background-color="#2B2B2B"/>
      <style:text-properties style:font-name="Menlo" style:font-name-complex="Menlo" fo:color="#A9B7C6" fo:font-size="9pt" style:font-size-asian="9pt" style:font-size-complex="9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ListParagraph" style:family="paragraph">
      <style:text-properties fo:font-size="14pt" style:font-size-asian="14pt" style:font-size-complex="14pt"/>
    </style:style>
    <style:style style:name="P95" style:parent-style-name="ListParagraph" style:family="paragraph">
      <style:text-properties fo:font-size="14pt" style:font-size-asian="14pt" style:font-size-complex="14pt"/>
    </style:style>
    <style:style style:name="P96" style:parent-style-name="Normal" style:family="paragraph">
      <style:text-properties fo:font-size="14pt" style:font-size-asian="14pt" style:font-size-complex="14pt"/>
    </style:style>
    <style:style style:name="TableColumn98" style:family="table-column">
      <style:table-column-properties style:column-width="6.918in"/>
    </style:style>
    <style:style style:name="Table97" style:family="table">
      <style:table-properties style:width="6.918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HTMLPreformatted" style:family="paragraph">
      <style:paragraph-properties fo:background-color="#2B2B2B"/>
      <style:text-properties style:font-name="Menlo" style:font-name-complex="Menlo" fo:color="#A9B7C6" fo:font-size="9pt" style:font-size-asian="9pt" style:font-size-complex="9pt"/>
    </style:style>
    <style:style style:name="P102" style:parent-style-name="Normal" style:family="paragraph">
      <style:text-properties fo:font-size="14pt" style:font-size-asian="14pt" style:font-size-complex="14pt"/>
    </style:style>
    <style:style style:name="P103" style:parent-style-name="ListParagraph" style:family="paragraph">
      <style:text-properties fo:font-size="14pt" style:font-size-asian="14pt" style:font-size-complex="14pt"/>
    </style:style>
    <style:style style:name="P104" style:parent-style-name="ListParagraph" style:family="paragraph">
      <style:text-properties fo:font-size="14pt" style:font-size-asian="14pt" style:font-size-complex="14pt"/>
    </style:style>
    <style:style style:name="P105" style:parent-style-name="ListParagraph" style:family="paragraph">
      <style:text-properties fo:font-size="14pt" style:font-size-asian="14pt" style:font-size-complex="14pt"/>
    </style:style>
    <style:style style:name="P106" style:parent-style-name="ListParagraph" style:family="paragraph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TableColumn109" style:family="table-column">
      <style:table-column-properties style:column-width="6.918in"/>
    </style:style>
    <style:style style:name="Table108" style:family="table">
      <style:table-properties style:width="6.918in" fo:margin-left="0in" table:align="left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HTMLPreformatted" style:family="paragraph">
      <style:paragraph-properties fo:background-color="#2B2B2B"/>
      <style:text-properties style:font-name="Menlo" style:font-name-complex="Menlo" fo:color="#A9B7C6" fo:font-size="9pt" style:font-size-asian="9pt" style:font-size-complex="9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ListParagraph" style:family="paragraph"/>
    <style:style style:name="T115" style:parent-style-name="DefaultParagraphFont" style:family="text">
      <style:text-properties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P117" style:parent-style-name="ListParagraph" style:family="paragraph"/>
    <style:style style:name="T118" style:parent-style-name="DefaultParagraphFont" style:family="text">
      <style:text-properties fo:font-size="14pt" style:font-size-asian="14pt" style:font-size-complex="14pt"/>
    </style:style>
    <style:style style:name="P119" style:parent-style-name="Normal" style:family="paragraph">
      <style:text-properties fo:font-size="14pt" style:font-size-asian="14pt" style:font-size-complex="14pt"/>
    </style:style>
    <style:style style:name="TableColumn121" style:family="table-column">
      <style:table-column-properties style:column-width="6.918in"/>
    </style:style>
    <style:style style:name="Table120" style:family="table">
      <style:table-properties style:width="6.918in" fo:margin-left="0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HTMLPreformatted" style:family="paragraph">
      <style:paragraph-properties fo:background-color="#2B2B2B"/>
      <style:text-properties style:font-name="Menlo" style:font-name-complex="Menlo" fo:color="#A9B7C6" fo:font-size="9pt" style:font-size-asian="9pt" style:font-size-complex="9pt"/>
    </style:style>
  </office:automatic-styles>
  <office:body>
    <office:text text:use-soft-page-breaks="true">
      <text:p text:style-name="P1"><text:span text:style-name="T2">ITCS 6144/8144 Course Project<text:s/></text:span><text:span text:style-name="T3">(Midterm Report)</text:span></text:p>
      <text:p text:style-name="Standard"/>
      <text:p text:style-name="Standard">Project Title: Understand Linux OS via Modern Tool (Systemtap)</text:p>
      <text:p text:style-name="P4">Prepared by: Abdullah Al Raqibul Islam (UNCC ID # 801151189)</text:p>
      <text:p text:style-name="Standard"/>
      <text:p text:style-name="P5"><text:span text:style-name="T6">Project Overview:</text:span><text:span text:style-name="T7"><text:s/>The main purpose of this project is to<text:s/></text:span><text:span text:style-name="T8">understand and observe the internal behaviors and performance characteristics of Linux operating system using systemtap tool.</text:span></text:p>
      <text:p text:style-name="P9"/>
      <text:p text:style-name="P10"><text:span text:style-name="T11">Background Study:<text:s/></text:span><text:span text:style-name="T12">I have spent quality time for the background study which includes learning to write systemtap script to trace,<text:s/></text:span><text:span text:style-name="T13">study, and monitor the activities of the Linux operating system.</text:span></text:p>
      <text:p text:style-name="P14"/>
      <text:p text:style-name="P15"><text:span text:style-name="T16">Platform:</text:span><text:span text:style-name="T17"><text:s/>I have used centos7 to perform the necessary experiments. I have installed centos7 on a virtual machine (VirtualBox).</text:span></text:p>
      <text:p text:style-name="P18"/>
      <text:p text:style-name="P19"><text:span text:style-name="T20">Work Done:<text:s/></text:span><text:span text:style-name="T21">So far, I have prepared several scripts to underst</text:span><text:span text:style-name="T22">and the behavior of system calls and process. Here I am giving the brief descriptions of the scripts</text:span></text:p>
      <text:p text:style-name="P23"/>
      <text:list text:style-name="LFO1" text:continue-numbering="true">
        <text:list-item>
          <text:p text:style-name="P24">/scripts/process/process_tracing.stp</text:p>
          <text:list text:continue-numbering="true">
            <text:list-item>
              <text:p text:style-name="P25">This script is prepared to gather in-depth knowledge about process. It includes log for tracking parent-child tree<text:s/>of a process. Detailed current process information (including executable files, command line arguments, environment variables, uid, gid, cpuid, etc.) also been included. Besides these I have also traced the time duration a process takes before the process<text:s/>actually starts to execute. Here is the sample output,</text:p>
            </text:list-item>
          </text:list>
        </text:list-item>
      </text:list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<text:s/></text:span><text:span text:style-name="T33">2029[ <text:s text:c="3"/>bash]/ <text:s/>5394[</text:span><text:span text:style-name="T34">gnome-terminal-</text:span><text:span text:style-name="T35">] kprocess.create</text:span><text:span text:style-name="T36"><text:line-break/></text:span><text:span text:style-name="T37"><text:s/>2029[ <text:s text:c="3"/>bash]/ <text:s/>5394[</text:span><text:span text:style-name="T38">gnome-terminal-</text:span><text:span text:style-name="T39">] scheduler.process_fork</text:span><text:span text:style-name="T40"><text:line-break/></text:span><text:span text:style-name="T41">Parent ID: [2029] -&gt; Child ID: [2053]</text:span><text:span text:style-name="T42"><text:line-break/></text:span><text:span text:style-name="T43"><text:s/>2029[ <text:s text:c="3"/>bash]/ <text:s/>5394[</text:span><text:span text:style-name="T44">gnome-terminal-</text:span><text:span text:style-name="T45">] scheduler.wakeup_new</text:span><text:span text:style-name="T46"><text:line-break/></text:span><text:span text:style-name="T47">process_id [2029] took 221233 microseconds to be dispatched onto CPU first time</text:span><text:span text:style-name="T48"><text:line-break/></text:span><text:span text:style-name="T49"><text:s/>2053[ <text:s text:c="3"/>bash]/ <text:s/>2029[ <text:s text:c="3"/>bash] kprocess.start</text:span><text:span text:style-name="T50"><text:line-break/></text:span><text:span text:style-name="T51"><text:s/>2053[ <text:s text:c="3"/>bash]/ <text:s/>2029[ <text:s text:c="3"/>bash] kprocess.create</text:span><text:span text:style-name="T52"><text:line-break/></text:span><text:span text:style-name="T53"><text:s/>2053[ <text:s text:c="3"/>bash]/ <text:s/>2029[ <text:s text:c="3"/>bash] schedule</text:span><text:span text:style-name="T54">r.process_fork</text:span><text:span text:style-name="T55"><text:line-break/></text:span><text:span text:style-name="T56">Parent ID: [2053] -&gt; Child ID: [2054]</text:span><text:span text:style-name="T57"><text:line-break/></text:span><text:span text:style-name="T58"><text:s/>2053[ <text:s text:c="3"/>bash]/ <text:s/>2029[ <text:s text:c="3"/>bash] scheduler.wakeup_new</text:span><text:span text:style-name="T59"><text:line-break/></text:span><text:span text:style-name="T60">process_id [2053] took 421 microseconds to be dispatched onto CPU first time</text:span><text:span text:style-name="T61"><text:line-break/></text:span><text:span text:style-name="T62"><text:s/>2053[ <text:s text:c="3"/>bash]/ <text:s/>2029[ <text:s text:c="3"/>bash] syscall.wait4</text:span><text:span text:style-name="T63"><text:line-break/></text:span><text:span text:style-name="T64"><text:s/>2053[ <text:s text:c="3"/>bash]/ <text:s/>2029[ <text:s/></text:span><text:span text:style-name="T65"><text:s text:c="2"/>bash] scheduler.process_wait</text:span><text:span text:style-name="T66"><text:line-break/></text:span><text:span text:style-name="T67"><text:s/>2054[ <text:s text:c="3"/>bash]/ <text:s/>2053[ <text:s text:c="3"/>bash] kprocess.start</text:span><text:span text:style-name="T68"><text:line-break/></text:span><text:span text:style-name="T69"><text:s/>2054[ <text:s text:c="3"/>bash]/ <text:s/>2053[ <text:s text:c="3"/>bash] syscall.execve</text:span><text:span text:style-name="T70"><text:line-break/></text:span><text:span text:style-name="T71"><text:s/>2054[ <text:s text:c="3"/>bash]/ <text:s/>2053[ <text:s text:c="3"/>bash] kprocess.exec</text:span><text:span text:style-name="T72"><text:line-break/></text:span><text:span text:style-name="T73">filename: "/usr/bin/uname"</text:span><text:span text:style-name="T74"><text:line-break/></text:span><text:span text:style-name="T75"><text:s/>2054[ <text:s text:c="2"/>uname]/ <text:s/>2053[ <text:s text:c="3"/>bash] kprocess.exec_complete</text:span><text:span text:style-name="T76"><text:line-break/></text:span><text:span text:style-name="T77"><text:s/>2054[ <text:s text:c="2"/>uname]/ <text:s/>2053[ <text:s text:c="3"/>bash] kprocess.exit</text:span><text:span text:style-name="T78"><text:line-break/></text:span><text:span text:style-name="T79">return code: 0</text:span><text:span text:style-name="T80"><text:line-break/></text:span><text:span text:style-name="T81"><text:s/>2054[ <text:s text:c="2"/>uname]/ <text:s/>2053[ <text:s text:c="3"/>bash] scheduler.process_exit</text:span><text:span text:style-name="T82"><text:line-break/></text:span><text:span text:style-name="T83"><text:s/>2053[ <text:s text:c="3"/>bash]/ <text:s/>2029[ <text:s text:c="3"/>bash] kprocess.release</text:span></text:p>
          </table:table-cell>
        </table:table-row>
      </table:table>
      <text:p text:style-name="P84"/>
      <text:list text:style-name="LFO1" text:continue-numbering="true">
        <text:list-item>
          <text:p text:style-name="P85">/scripts/systemcall/syscall_count.stp</text:p>
          <text:list text:continue-numbering="true">
            <text:list-item>
              <text:p text:style-name="P86">This script is intended to collect system-call<text:s/>data for the whole system. It will show the top 20 &lt;process, syscall&gt; pair in every 10 seconds. Here is the sample output,</text:p>
            </text:list-item>
          </text:list>
        </text:list-item>
      </text:list>
      <text:p text:style-name="P87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>Collecting system-call data for the whole system<text:line-break/>Top 20 &lt;processes, syscall&gt; pair will be displayed for the interval of 10 seconds<text:line-break/>Type Ctrl+c to exit the program<text:line-break/><text:line-break/><text:line-break/><text:s text:c="13"/>Process Name <text:s text:c="13"/>Syscall Name <text:s/>#Syscalls<text:line-break/><text:s text:c="18"/>polkitd <text:s text:c="21"/>poll <text:s text:c="5"/>44075<text:line-break/><text:s text:c="20"/>crond <text:s text:c="20"/>close <text:s text:c="6"/>4183<text:line-break/><text:s text:c="14"/>gnome-shell <text:s text:c="8"/><text:s text:c="10"/>recvmsg <text:s text:c="6"/>3746<text:line-break/><text:s text:c="21"/>bash <text:s text:c="11"/>rt_sigprocmask <text:s text:c="6"/>2526<text:line-break/><text:s text:c="10"/>gnome-terminal- <text:s text:c="18"/>recvmsg <text:s text:c="6"/>2122<text:line-break/><text:s text:c="24"/>X <text:s text:c="18"/>recvmsg <text:s text:c="6"/>1624<text:line-break/><text:s text:c="24"/>X <text:s text:c="12"/><text:s text:c="7"/>writev <text:s text:c="6"/>1502<text:line-break/><text:s text:c="24"/>X <text:s text:c="16"/>setitimer <text:s text:c="6"/>1406<text:line-break/><text:s text:c="14"/>gnome-shell <text:s text:c="21"/>poll <text:s text:c="6"/>1394<text:line-break/><text:s text:c="10"/>gnome-terminal- <text:s text:c="21"/>poll <text:s text:c="6"/>1177<text:line-break/><text:s text:c="24"/>X <text:s text:c="15"/>epoll_wait <text:s text:c="6"/>1176<text:line-break/><text:s text:c="20"/>pidof <text:s text:c="21"/>read <text:s text:c="7"/>797<text:line-break/><text:s text:c="21"/>bash <text:s text:c="13"/>rt_sigaction <text:s text:c="7"/>767<text:line-break/><text:s text:c="14"/>gnome-shell <text:s text:c="19"/>writev <text:s text:c="7"/>629<text:line-break/><text:s text:c="14"/>gnome-shell <text:s text:c="20"/>write <text:s text:c="7"/>526<text:line-break/><text:s text:c="20"/>gdbus <text:s text:c="21"/>poll <text:s text:c="7"/>508<text:line-break/><text:s text:c="14"/>InputThread <text:s text:c="21"/>read <text:s text:c="7"/>503<text:line-break/><text:s text:c="20"/>pidof <text:s text:c="20"/>mmap2 <text:s text:c="7"/>427<text:line-break/><text:s text:c="20"/>gdbus <text:s text:c="20"/>write <text:s text:c="7"/>425<text:line-break/><text:s text:c="20"/>pidof <text:s text:c="20"/>close <text:s text:c="7"/>418<text:line-break/><text:s text:c="28"/>***************&lt;&gt;***************<text:line-break/><text:s text:c="13"/>Process Name <text:s text:c="13"/>Syscall Name <text:s/>#Syscalls<text:line-break/><text:s text:c="14"/>gnome-shell <text:s text:c="18"/>recvmsg <text:s text:c="4"/><text:s text:c="2"/>1808<text:line-break/><text:s text:c="24"/>X <text:s text:c="18"/>recvmsg <text:s text:c="7"/>912<text:line-break/><text:s text:c="10"/>gnome-terminal- <text:s text:c="18"/>recvmsg <text:s text:c="7"/>823<text:line-break/><text:s text:c="24"/>X <text:s text:c="19"/>writev <text:s text:c="7"/>783<text:line-break/><text:s text:c="24"/>X <text:s text:c="16"/>setitimer <text:s text:c="7"/>738<text:line-break/><text:s text:c="14"/>gnome-shell <text:s text:c="21"/>poll <text:s text:c="7"/>679<text:line-break/><text:s text:c="24"/>X <text:s text:c="15"/>epoll_wait <text:s text:c="7"/>600<text:line-break/><text:s text:c="10"/>gnome-terminal- <text:s text:c="21"/>poll <text:s text:c="7"/>476<text:line-break/><text:s text:c="10"/>at-spi2-registr <text:s text:c="18"/>recvmsg <text:s text:c="7"/>385<text:line-break/><text:s/><text:s text:c="13"/>gnome-shell <text:s text:c="19"/>writev <text:s text:c="7"/>338<text:line-break/><text:s text:c="14"/>gnome-shell <text:s text:c="20"/>write <text:s text:c="7"/>207<text:line-break/><text:s text:c="14"/>InputThread <text:s text:c="21"/>read <text:s text:c="7"/>198<text:line-break/><text:s text:c="10"/>at-spi2-registr <text:s text:c="21"/>poll <text:s text:c="7"/>187<text:line-break/><text:s text:c="5"/><text:s text:c="5"/>accounts-daemon <text:s text:c="20"/>alarm <text:s text:c="7"/>165<text:line-break/><text:s text:c="10"/>accounts-daemon <text:s text:c="21"/>read <text:s text:c="7"/>136<text:line-break/><text:s text:c="10"/>accounts-daemon <text:s text:c="20"/>fcntl <text:s text:c="7"/>110<text:line-break/><text:s text:c="10"/>accounts-daemon <text:s text:c="13"/>rt_sigaction <text:s text:c="7"/>110<text:line-break/><text:s text:c="9"/><text:s/>gnome-terminal- <text:s text:c="19"/>writev <text:s text:c="8"/>98<text:line-break/><text:s text:c="14"/>gnome-shell <text:s text:c="21"/>read <text:s text:c="8"/>85<text:line-break/><text:s text:c="10"/>at-spi2-registr <text:s text:c="19"/>writev <text:s text:c="8"/>84<text:line-break/><text:s text:c="28"/>***************&lt;&gt;***************<text:line-break/><text:line-break/>Total Result:<text:line-break/><text:s text:c="13"/>Process Name <text:s text:c="13"/>Syscall Name <text:s/>#Syscalls<text:line-break/><text:s text:c="18"/>polkitd <text:s text:c="21"/>poll <text:s text:c="5"/>44076<text:line-break/><text:s text:c="14"/>gnome-shell <text:s text:c="18"/>recvmsg <text:s text:c="6"/>6036<text:line-break/><text:s text:c="20"/>crond <text:s text:c="20"/>close <text:s text:c="6"/>4183<text:line-break/><text:soft-page-break/><text:s text:c="4"/><text:s text:c="6"/>gnome-terminal- <text:s text:c="18"/>recvmsg <text:s text:c="6"/>3163<text:line-break/><text:s text:c="24"/>X <text:s text:c="18"/>recvmsg <text:s text:c="6"/>2740<text:line-break/><text:s text:c="21"/>bash <text:s text:c="11"/>rt_sigprocmask <text:s text:c="6"/>2528<text:line-break/><text:s text:c="24"/>X <text:s text:c="19"/>writev <text:s text:c="6"/>2494<text:line-break/><text:s text:c="8"/><text:s text:c="16"/>X <text:s text:c="16"/>setitimer <text:s text:c="6"/>2316<text:line-break/><text:s text:c="14"/>gnome-shell <text:s text:c="21"/>poll <text:s text:c="6"/>2249<text:line-break/><text:s text:c="24"/>X <text:s text:c="15"/>epoll_wait <text:s text:c="6"/>1919<text:line-break/><text:s text:c="10"/>gnome-terminal- <text:s text:c="21"/>poll <text:s text:c="6"/>1769<text:line-break/><text:s text:c="12"/><text:s text:c="2"/>gnome-shell <text:s text:c="19"/>writev <text:s text:c="6"/>1052<text:line-break/><text:s text:c="20"/>pidof <text:s text:c="21"/>read <text:s text:c="7"/>797<text:line-break/><text:s text:c="14"/>gnome-shell <text:s text:c="20"/>write <text:s text:c="7"/>784<text:line-break/><text:s text:c="21"/>bash <text:s text:c="13"/>rt_sigaction <text:s text:c="7"/>768<text:line-break/><text:s text:c="14"/>InputThread <text:s text:c="21"/>read <text:s text:c="7"/>757<text:line-break/><text:s text:c="20"/>gdbus <text:s text:c="21"/>poll <text:s text:c="7"/>587<text:line-break/><text:s text:c="20"/>gdbus <text:s text:c="20"/>write <text:s text:c="7"/>484<text:line-break/><text:s text:c="10"/>at-spi2-registr <text:s text:c="18"/>recvmsg <text:s text:c="7"/>477<text:line-break/><text:s text:c="20"/>pgrep <text:s text:c="21"/>open <text:s text:c="7"/>445</text:p>
          </table:table-cell>
        </table:table-row>
      </table:table>
      <text:p text:style-name="P93"/>
      <text:list text:style-name="LFO1" text:continue-numbering="true">
        <text:list-item>
          <text:p text:style-name="P94">/scripts/systemcall/syscall_count_arg.stp</text:p>
          <text:list text:continue-numbering="true">
            <text:list-item>
              <text:p text:style-name="P95">This script is intended to collect system-call data for the process passed by argument. It will show the top 20 syscalls by the corresponding process in every 10<text:s/>seconds. Here is the sample output,</text:p>
            </text:list-item>
          </text:list>
        </text:list-item>
      </text:list>
      <text:p text:style-name="P96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Collecting system-call data for the process: gnome-shell<text:line-break/>Top 20 syscall by process [gnome-shell] will be displayed for the interval of 10 seconds<text:line-break/>Type Ctrl+c to exit the program<text:line-break/><text:line-break/><text:line-break/><text:s text:c="13"/>Process Name <text:s text:c="13"/>Syscall Name <text:s/>#Syscalls<text:line-break/><text:s text:c="14"/>gnome-shell <text:s text:c="18"/>recvmsg <text:s text:c="6"/>2804<text:line-break/><text:s text:c="14"/>gnome-shell <text:s text:c="21"/>poll <text:s text:c="6"/>1065<text:line-break/><text:s text:c="14"/>gnome-shell <text:s text:c="19"/>writev <text:s text:c="7"/>532<text:line-break/><text:s text:c="14"/>gnome-shell <text:s text:c="17"/><text:s text:c="3"/>write <text:s text:c="7"/>316<text:line-break/><text:s text:c="14"/>gnome-shell <text:s text:c="21"/>read <text:s text:c="7"/>127<text:line-break/><text:s text:c="14"/>gnome-shell <text:s text:c="21"/>stat <text:s text:c="8"/>40<text:line-break/><text:s text:c="14"/>gnome-shell <text:s text:c="20"/>fstat <text:s text:c="8"/>14<text:line-break/><text:s text:c="14"/>gnome-shell <text:s text:c="19"/>access <text:s text:c="9"/>8<text:line-break/><text:s text:c="14"/>gnome-shell <text:s text:c="20"/>mmap2 <text:s text:c="9"/>7<text:line-break/><text:s text:c="14"/>gnome-shell <text:s text:c="19"/>munmap <text:s text:c="9"/>7<text:line-break/><text:s text:c="14"/>gnome-shell <text:s text:c="20"/>fcntl <text:s text:c="9"/>7<text:line-break/><text:s text:c="14"/>gnome-shell <text:s text:c="21"/>open<text:s text:c="10"/>7<text:line-break/><text:s text:c="14"/>gnome-shell <text:s text:c="20"/>close <text:s text:c="9"/>7<text:line-break/><text:s text:c="28"/>***************&lt;&gt;***************<text:line-break/><text:s text:c="13"/>Process Name <text:s text:c="13"/>Syscall Name <text:s/>#Syscalls<text:line-break/><text:s text:c="14"/>gnome-shell <text:s text:c="18"/>recvmsg <text:s text:c="5"/><text:s/>3436<text:line-break/><text:s text:c="14"/>gnome-shell <text:s text:c="21"/>poll <text:s text:c="6"/>1310<text:line-break/><text:s text:c="14"/>gnome-shell <text:s text:c="19"/>writev <text:s text:c="7"/>639<text:line-break/><text:s text:c="14"/>gnome-shell <text:s text:c="20"/>write <text:s text:c="7"/>415<text:line-break/><text:s text:c="14"/>gnome-shell <text:s text:c="21"/>read <text:s text:c="7"/>174<text:line-break/><text:s text:c="14"/>gnome-shell <text:s text:c="21"/>stat <text:s text:c="8"/>40<text:line-break/><text:s text:c="14"/>gnome-shell <text:s text:c="20"/>fstat <text:s text:c="8"/>28<text:line-break/><text:s text:c="14"/>gnome-shell <text:s text:c="19"/>access <text:s text:c="8"/>16<text:line-break/><text:s text:c="14"/>gnome-shell <text:s text:c="21"/>open <text:s text:c="8"/>15<text:line-break/><text:s text:c="2"/><text:s text:c="12"/>gnome-shell <text:s text:c="20"/>mmap2 <text:s text:c="8"/>14<text:line-break/><text:s text:c="14"/>gnome-shell <text:s text:c="19"/>munmap <text:s text:c="8"/>14<text:line-break/><text:s text:c="14"/>gnome-shell <text:s text:c="20"/>fcntl <text:s text:c="8"/>14<text:line-break/><text:s text:c="14"/>gnome-shell <text:s text:c="20"/>close <text:s text:c="8"/>14<text:line-break/><text:s text:c="6"/><text:s text:c="8"/>gnome-shell <text:s text:c="19"/>shmget <text:s text:c="9"/>1<text:line-break/><text:s text:c="14"/>gnome-shell <text:s text:c="20"/>shmat <text:s text:c="9"/>1<text:line-break/><text:s text:c="14"/>gnome-shell <text:s text:c="19"/>shmctl <text:s text:c="9"/>1<text:line-break/><text:s text:c="14"/>gnome-shell <text:s text:c="20"/>uname <text:s text:c="9"/>1<text:line-break/><text:soft-page-break/><text:s text:c="10"/><text:s text:c="18"/>***************&lt;&gt;***************<text:line-break/><text:line-break/>Total Syscall Result for Process [gnome-shell]:<text:line-break/><text:s text:c="13"/>Process Name <text:s text:c="13"/>Syscall Name <text:s/>#Syscalls<text:line-break/><text:s text:c="14"/>gnome-shell <text:s text:c="18"/>recvmsg <text:s text:c="6"/>7550<text:line-break/><text:s text:c="14"/>gnome-shell <text:s text:c="4"/><text:s text:c="17"/>poll <text:s text:c="6"/>2858<text:line-break/><text:s text:c="14"/>gnome-shell <text:s text:c="19"/>writev <text:s text:c="6"/>1401<text:line-break/><text:s text:c="14"/>gnome-shell <text:s text:c="20"/>write <text:s text:c="7"/>862<text:line-break/><text:s text:c="14"/>gnome-shell <text:s text:c="21"/>read <text:s text:c="7"/>362<text:line-break/><text:s text:c="14"/>gnome-shell <text:s text:c="8"/><text:s text:c="13"/>stat <text:s text:c="7"/>120<text:line-break/><text:s text:c="14"/>gnome-shell <text:s text:c="20"/>fstat <text:s text:c="8"/>52<text:line-break/><text:s text:c="14"/>gnome-shell <text:s text:c="21"/>open <text:s text:c="8"/>27<text:line-break/><text:s text:c="14"/>gnome-shell <text:s text:c="20"/>mmap2 <text:s text:c="8"/>26<text:line-break/><text:s text:c="14"/>gnome-shell <text:s text:c="12"/><text:s text:c="7"/>munmap <text:s text:c="8"/>26<text:line-break/><text:s text:c="14"/>gnome-shell <text:s text:c="20"/>fcntl <text:s text:c="8"/>26<text:line-break/><text:s text:c="14"/>gnome-shell <text:s text:c="20"/>close <text:s text:c="8"/>26<text:line-break/><text:s text:c="14"/>gnome-shell <text:s text:c="19"/>access <text:s text:c="8"/>24<text:line-break/><text:s text:c="14"/>gnome-shell <text:s text:c="16"/><text:s text:c="3"/>shmctl <text:s text:c="9"/>2<text:line-break/><text:s text:c="14"/>gnome-shell <text:s text:c="19"/>shmget <text:s text:c="9"/>1<text:line-break/><text:s text:c="14"/>gnome-shell <text:s text:c="20"/>shmat <text:s text:c="9"/>1<text:line-break/><text:s text:c="14"/>gnome-shell <text:s text:c="20"/>shmdt <text:s text:c="9"/>1<text:line-break/><text:s text:c="14"/>gnome-shell <text:s text:c="20"/>uname <text:s text:c="9"/>1</text:p>
          </table:table-cell>
        </table:table-row>
      </table:table>
      <text:p text:style-name="P102"/>
      <text:list text:style-name="LFO1" text:continue-numbering="true">
        <text:list-item>
          <text:p text:style-name="P103">/scripts/systemcall/syscall_count_by_pid.stp</text:p>
        </text:list-item>
        <text:list-item>
          <text:p text:style-name="P104">/scripts/systemcall/syscall_count_by_proc.stp</text:p>
        </text:list-item>
        <text:list-item>
          <text:p text:style-name="P105">/scripts/systemcall/syscall_count_by_name.stp</text:p>
          <text:list text:continue-numbering="true">
            <text:list-item>
              <text:p text:style-name="P106">These scripts are intended to collect system-call data by pid, process and syscall name<text:s/>respectively for the whole system. It will show the top 20 syscalls by the corresponding process in every 10 seconds. Here is a sample output,</text:p>
            </text:list-item>
          </text:list>
        </text:list-item>
      </text:list>
      <text:p text:style-name="P107"/>
      <table:table table:style-name="Table108">
        <table:table-columns>
          <table:table-column table:style-name="TableColumn109"/>
        </table:table-columns>
        <table:table-row table:style-name="TableRow110">
          <table:table-cell table:style-name="TableCell111">
            <text:p text:style-name="P112">Collecting system-call data for the whole system<text:line-break/>Top 20 system-calls will be displayed for the interval of 10 seconds<text:line-break/>Type Ctrl+c to exit the program<text:line-break/><text:line-break/><text:line-break/><text:s text:c="5"/>Process ID <text:s/>#Syscalls<text:line-break/><text:s text:c="11"/>3401 <text:s text:c="5"/>10720<text:line-break/><text:s text:c="11"/>4729 <text:s text:c="6"/>9701<text:line-break/><text:s text:c="11"/>5394 <text:s text:c="6"/>5174<text:line-break/><text:s text:c="11"/>3337 <text:s text:c="6"/>3153<text:line-break/><text:s text:c="11"/>4703 <text:s text:c="7"/>372<text:line-break/><text:s text:c="14"/>1 <text:s text:c="7"/>268<text:line-break/><text:s text:c="11"/>2729 <text:s text:c="7"/>183<text:line-break/><text:s text:c="11"/>4999 <text:s text:c="7"/>120<text:line-break/><text:s text:c="11"/>1506 <text:s text:c="8"/>82<text:line-break/><text:s text:c="11"/>2735 <text:s text:c="8"/>80<text:line-break/><text:s text:c="11"/>1540 <text:s text:c="8"/>79<text:line-break/><text:s text:c="11"/>2738 <text:s text:c="8"/>55<text:line-break/><text:s text:c="11"/>4697 <text:s text:c="8"/>48<text:line-break/><text:s text:c="11"/>4785 <text:s text:c="8"/>39<text:line-break/><text:s text:c="11"/>5024 <text:s text:c="8"/>30<text:line-break/><text:s text:c="11"/>3325 <text:s text:c="8"/>30<text:line-break/><text:s text:c="11"/>4855 <text:s text:c="8"/>26<text:line-break/><text:s text:c="11"/>2878 <text:s text:c="8"/>25<text:line-break/><text:s text:c="11"/>4492 <text:s text:c="8"/>24<text:line-break/><text:s text:c="11"/>3801 <text:s text:c="8"/>23<text:line-break/>***************&lt;&gt;***************<text:line-break/><text:s text:c="5"/>Process ID <text:s/>#Syscalls<text:line-break/><text:soft-page-break/><text:s text:c="11"/>3401 <text:s text:c="6"/>7299<text:line-break/><text:s text:c="11"/>4729 <text:s text:c="6"/>5539<text:line-break/><text:s text:c="11"/>5394 <text:s text:c="6"/>3634<text:line-break/><text:s text:c="11"/>4703 <text:s text:c="4"/><text:s text:c="3"/>452<text:line-break/><text:s text:c="11"/>2729 <text:s text:c="7"/>182<text:line-break/><text:s text:c="11"/>4697 <text:s text:c="8"/>54<text:line-break/><text:s text:c="11"/>5024 <text:s text:c="8"/>32<text:line-break/><text:s text:c="11"/>4492 <text:s text:c="8"/>28<text:line-break/><text:s text:c="11"/>5353 <text:s text:c="8"/>27<text:line-break/><text:s text:c="11"/>4855 <text:s text:c="8"/>26<text:line-break/><text:s text:c="11"/>4936 <text:s text:c="8"/>26<text:line-break/><text:s text:c="11"/>4999 <text:s text:c="8"/>23<text:line-break/><text:s text:c="11"/>3325 <text:s text:c="8"/>22<text:line-break/><text:s text:c="6"/><text:s text:c="5"/>5465 <text:s text:c="8"/>12<text:line-break/><text:s text:c="11"/>5038 <text:s text:c="8"/>12<text:line-break/><text:s text:c="11"/>5040 <text:s text:c="8"/>12<text:line-break/><text:s text:c="11"/>6894 <text:s text:c="8"/>12<text:line-break/><text:s text:c="11"/>4894 <text:s text:c="8"/>12<text:line-break/><text:s text:c="11"/>5325 <text:s text:c="8"/>11<text:line-break/><text:s text:c="11"/>3323 <text:s text:c="8"/>10<text:line-break/>***************&lt;&gt;***************<text:line-break/><text:s text:c="5"/>Process ID <text:s/>#Syscalls<text:line-break/><text:s text:c="11"/>3401 <text:s text:c="6"/>8988<text:line-break/><text:s text:c="11"/>4729 <text:s text:c="6"/>7066<text:line-break/><text:s text:c="11"/>5394 <text:s text:c="6"/>4061<text:line-break/><text:s text:c="11"/>4703 <text:s text:c="7"/>440<text:line-break/><text:s text:c="11"/>4999 <text:s text:c="7"/>290<text:line-break/><text:s text:c="11"/>1506 <text:s text:c="7"/>206<text:line-break/><text:s text:c="11"/>5353 <text:s text:c="7"/>186<text:line-break/><text:s text:c="11"/>2729 <text:s text:c="7"/>180<text:line-break/><text:s text:c="11"/>5024 <text:s text:c="8"/>66<text:line-break/><text:s text:c="11"/>4936 <text:s text:c="8"/>42<text:line-break/><text:s text:c="11"/>3325 <text:s text:c="8"/>42<text:line-break/><text:s text:c="11"/>2836 <text:s text:c="8"/>42<text:line-break/><text:s text:c="11"/>4697 <text:s text:c="8"/>42<text:line-break/><text:s text:c="11"/>2843 <text:s text:c="8"/>41<text:line-break/><text:s text:c="11"/>5465 <text:s text:c="8"/>36<text:line-break/><text:s text:c="11"/>5038 <text:s text:c="8"/>36<text:line-break/><text:s text:c="11"/>5040 <text:s text:c="8"/>36<text:line-break/><text:s text:c="11"/>6894 <text:s text:c="8"/>36<text:line-break/><text:s text:c="11"/>4894 <text:s text:c="8"/>36<text:line-break/><text:s text:c="11"/>4492 <text:s text:c="8"/>28<text:line-break/>***************&lt;&gt;***************<text:line-break/><text:s text:c="5"/>Process ID <text:s/>#Syscalls<text:line-break/><text:s text:c="11"/>4729 <text:s text:c="6"/>3036<text:line-break/><text:s text:c="11"/>3401 <text:s text:c="6"/>3024<text:line-break/><text:s text:c="11"/>5394 <text:s text:c="7"/>882<text:line-break/><text:s text:c="11"/>2729 <text:s text:c="7"/>182<text:line-break/><text:s text:c="11"/>4703 <text:s text:c="7"/>126<text:line-break/><text:s text:c="11"/>5024 <text:s text:c="8"/>44<text:line-break/><text:s text:c="11"/>4936 <text:s text:c="3"/><text:s text:c="5"/>34<text:line-break/><text:s text:c="11"/>4855 <text:s text:c="8"/>26<text:line-break/><text:s text:c="11"/>5465 <text:s text:c="8"/>24<text:line-break/><text:s text:c="11"/>5038 <text:s text:c="8"/>24<text:line-break/><text:s text:c="11"/>5040 <text:s text:c="8"/>24<text:line-break/><text:s text:c="11"/>6894 <text:s text:c="8"/>24<text:line-break/><text:s text:c="11"/>4894 <text:s text:c="8"/>24<text:line-break/><text:s text:c="11"/>3325 <text:s text:c="8"/>22<text:line-break/><text:s text:c="11"/>4934 <text:s text:c="8"/>16<text:line-break/><text:s text:c="11"/>4955 <text:s text:c="8"/>16<text:line-break/><text:s text:c="5"/><text:s text:c="6"/>4999 <text:s text:c="8"/>16<text:line-break/><text:s text:c="11"/>4762 <text:s text:c="8"/>16<text:line-break/><text:s text:c="11"/>4476 <text:s text:c="8"/>16<text:line-break/><text:s text:c="11"/>4950 <text:s text:c="8"/>16<text:line-break/><text:soft-page-break/>***************&lt;&gt;***************<text:line-break/><text:line-break/>Total Result:<text:line-break/><text:s text:c="5"/>Process ID <text:s/>#Syscalls<text:line-break/><text:s text:c="11"/>3401 <text:s text:c="5"/>31418<text:line-break/><text:s text:c="11"/>4729 <text:s text:c="5"/>26821<text:line-break/><text:s text:c="11"/>5394 <text:s text:c="5"/>14394<text:line-break/><text:s text:c="11"/>3337 <text:s text:c="6"/>3153<text:line-break/><text:s text:c="11"/>4703 <text:s text:c="6"/>1454<text:line-break/><text:s text:c="11"/>2729 <text:s text:c="7"/>770<text:line-break/><text:s text:c="11"/>4999 <text:s text:c="7"/>453<text:line-break/><text:s text:c="11"/>1506 <text:s text:c="7"/>288<text:line-break/><text:s text:c="14"/>1 <text:s text:c="7"/>268<text:line-break/><text:s text:c="11"/>5353 <text:s text:c="7"/>256<text:line-break/><text:s text:c="11"/>5024 <text:s text:c="7"/>188<text:line-break/><text:s text:c="11"/>4697 <text:s text:c="7"/>159<text:line-break/><text:s text:c="10"/><text:s/>4936 <text:s text:c="7"/>130<text:line-break/><text:s text:c="11"/>3325 <text:s text:c="7"/>122<text:line-break/><text:s text:c="11"/>4855 <text:s text:c="7"/>104<text:line-break/><text:s text:c="11"/>4492 <text:s text:c="8"/>89<text:line-break/><text:s text:c="11"/>4894 <text:s text:c="8"/>87<text:line-break/><text:s text:c="11"/>5040 <text:s text:c="8"/>81<text:line-break/><text:s text:c="11"/>2735 <text:s text:c="8"/>80<text:line-break/><text:s text:c="11"/>1540 <text:s text:c="8"/>79</text:p>
          </table:table-cell>
        </table:table-row>
      </table:table>
      <text:p text:style-name="P113"/>
      <text:list text:style-name="LFO1" text:continue-numbering="true">
        <text:list-item>
          <text:p text:style-name="P114"><text:span text:style-name="T115">/scripts/systemcall/syscall_timetrace_by_proc.st</text:span><text:span text:style-name="T116">p</text:span></text:p>
          <text:list text:continue-numbering="true">
            <text:list-item>
              <text:p text:style-name="P117"><text:span text:style-name="T118">This script is intended to trace time spent in all system calls in a per-process way. It will show the top 20 results in every 10 seconds. Here is the sample output,</text:span></text:p>
            </text:list-item>
          </text:list>
        </text:list-item>
      </text:list>
      <text:p text:style-name="P119"/>
      <table:table table:style-name="Table120">
        <table:table-columns>
          <table:table-column table:style-name="TableColumn121"/>
        </table:table-columns>
        <table:table-row table:style-name="TableRow122">
          <table:table-cell table:style-name="TableCell123">
            <text:p text:style-name="P124">Trace time spent in all system calls in a per-process way<text:line-break/>Top 20 processes will be displayed for the interval of 10 seconds<text:line-break/>Type Ctrl+c to exit the program<text:line-break/><text:line-break/><text:line-break/><text:s text:c="13"/>Process Name Duration spend on syscalls<text:line-break/><text:s text:c="13"/>in:imjournal 9921023<text:line-break/><text:s text:c="19"/>stapio 9812568<text:line-break/><text:s text:c="14"/>InputThread 9388594<text:line-break/><text:s text:c="24"/>X 9140344<text:line-break/><text:s text:c="10"/>at-spi2-registr 9099752<text:line-break/><text:s text:c="16"/>gsd-color 9024482<text:line-break/><text:s text:c="20"/>tuned 9020770<text:line-break/><text:s text:c="14"/>dbus-daemon 8986363<text:line-break/><text:s text:c="20"/>gmain 7445831<text:line-break/><text:s text:c="21"/>pool 7204506<text:line-break/><text:s text:c="10"/>gnome-terminal- 5877977<text:line-break/><text:s text:c="14"/><text:s text:c="9"/>id 5153166<text:line-break/><text:s text:c="22"/>tty 5141856<text:line-break/><text:s text:c="20"/>fwupd 5013806<text:line-break/><text:s text:c="10"/>goa-identity-se 5005354<text:line-break/><text:s text:c="10"/>accounts-daemon 5005085<text:line-break/><text:s text:c="20"/>uname 4983496<text:line-break/><text:s text:c="22"/>sed 4974000<text:line-break/><text:s text:c="16"/>dircolors 4970954<text:line-break/><text:s text:c="21"/>tput 4969359<text:line-break/><text:s text:c="21"/>grep 4966021<text:line-break/><text:s text:c="14"/>grepconf.sh 4963662<text:line-break/><text:s text:c="18"/>systemd 4954934<text:line-break/><text:s text:c="18"/>timeout 4954402<text:line-break/><text:s text:c="11"/>systemd-logind 4954076<text:line-break/><text:soft-page-break/><text:s text:c="15"/>pkg-config 4950625<text:line-break/><text:s text:c="16"/><text:s text:c="7"/>ls 4943581<text:line-break/><text:s text:c="20"/>pidof 4937188<text:line-break/><text:s text:c="19"/>mktemp 4935465<text:line-break/><text:s text:c="20"/>mkdir 4932854<text:line-break/><text:s text:c="3"/>***************&lt;&gt;***************<text:line-break/><text:line-break/>Total Result:<text:line-break/><text:s text:c="13"/>Process Name Duration spend on syscalls<text:line-break/><text:s text:c="19"/>stapio 15019357<text:line-break/><text:s text:c="16"/>gsd-color 14662398<text:line-break/><text:s text:c="13"/>in:imjournal 14440552<text:line-break/><text:s text:c="14"/>InputThread 14355048<text:line-break/><text:s text:c="10"/>at-spi2-registr 14344276<text:line-break/><text:s text:c="20"/>tuned 14024956<text:line-break/><text:s text:c="24"/>X 13918862<text:line-break/><text:s text:c="14"/>dbus-daemon 12175339<text:line-break/><text:s text:c="8"/><text:s text:c="12"/>gmain 12101044<text:line-break/><text:s text:c="20"/>fwupd 10018168<text:line-break/><text:s text:c="16"/>ssh-agent 10010540<text:line-break/><text:s text:c="11"/>wpa_supplicant 10004632<text:line-break/><text:s text:c="10"/>goa-identity-se 9998548<text:line-break/><text:s text:c="21"/>pool 9933708<text:line-break/><text:s text:c="20"/>gdbus 6846456<text:line-break/><text:s text:c="10"/>gnome-terminal- 6277367<text:line-break/><text:s text:c="10"/>accounts-daemon 6176405<text:line-break/><text:s text:c="10"/>gnome-pty-helpe 5842846<text:line-break/><text:s text:c="21"/>bash 5358591<text:line-break/><text:s text:c="23"/>id 5153166<text:line-break/><text:s text:c="22"/>tty 5141856<text:line-break/><text:s text:c="20"/>uname 4983496<text:line-break/><text:s text:c="22"/>sed 4974000<text:line-break/><text:s text:c="6"/><text:s text:c="10"/>dircolors 4970954<text:line-break/><text:s text:c="21"/>tput 4969359<text:line-break/><text:s text:c="21"/>grep 4966021<text:line-break/><text:s text:c="14"/>grepconf.sh 4963662<text:line-break/><text:s text:c="18"/>systemd 4954934<text:line-break/><text:s text:c="18"/>timeout 4954402<text:line-break/><text:s text:c="11"/>systemd-logind 4954076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Menlo" svg:font-family="Menl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19-09-23T21:33:00Z</meta:creation-date>
    <dc:date>2019-11-12T06:12:00Z</dc:date>
    <meta:template xlink:href="Normal.dotm" xlink:type="simple"/>
    <meta:editing-cycles>20</meta:editing-cycles>
    <meta:editing-duration>PT18360S</meta:editing-duration>
    <meta:document-statistic meta:page-count="7" meta:paragraph-count="33" meta:word-count="2508" meta:character-count="16775" meta:row-count="119" meta:non-whitespace-character-count="14300"/>
  </office:meta>
</office:document-meta>
</file>